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Courier New" fo:font-size="8pt" style:font-size-asian="8pt" style:font-name-complex="Courier New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4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6" style:family="paragraph" style:parent-style-name="Standard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P7" style:family="paragraph" style:parent-style-name="Standard">
      <style:text-properties style:font-name="Courier New" fo:font-size="8pt" style:font-name-asian="Courier New" style:font-size-asian="8pt" style:font-name-complex="Courier New"/>
    </style:style>
    <style:style style:name="P8" style:family="paragraph" style:parent-style-name="Standard">
      <style:paragraph-properties fo:margin-left="0cm" fo:margin-right="0cm" fo:text-indent="1.27cm" style:auto-text-indent="false"/>
    </style:style>
    <style:style style:name="P9" style:family="paragraph" style:parent-style-name="Standard">
      <style:paragraph-properties fo:margin-left="0cm" fo:margin-right="0cm" fo:text-indent="1.27cm" style:auto-text-indent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1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3" style:family="paragraph" style:parent-style-name="Название_20_объекта">
      <style:paragraph-properties fo:text-align="center" style:justify-single-word="false"/>
    </style:style>
    <style:style style:name="P14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0000"/>
    </style:style>
    <style:style style:name="T5" style:family="text">
      <style:text-properties style:font-name="Courier New" fo:font-size="8pt" style:font-size-asian="8pt" style:font-name-complex="Courier New"/>
    </style:style>
    <style:style style:name="T6" style:family="text">
      <style:text-properties style:font-name="Courier New" fo:font-size="8pt" fo:language="en" fo:country="US" style:font-size-asian="8pt" style:font-name-complex="Courier New"/>
    </style:style>
    <style:style style:name="T7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8" style:family="text">
      <style:text-properties style:font-name="Courier New" fo:font-size="8pt" fo:font-weight="bold" style:font-size-asian="8pt" style:font-weight-asian="bold" style:font-name-complex="Courier New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4" text:outline-level="1">сишные трюки<text:line-break/>(<text:span text:style-name="T1">1Eh</text:span> выпуск)</text:h>
      <text:p text:style-name="Standard">крис касперски ака мыщъх, <text:span text:style-name="T1">a.k.a. souriz</text:span>, <text:span text:style-name="T1">a.k.a. nezumi</text:span>, <text:span text:style-name="T1">no</text:span>-<text:span text:style-name="T1">email</text:span></text:p>
      <text:p text:style-name="P9"/>
      <text:p text:style-name="P12">борьба с хакерами на высоком сишном уровне (без ассемблерных вставок!) продолжается и сегодня мы рассмотрим технику обфускации указателей на данные и функции, продемонстрировав системно-независимые подходы — легкие в реализации, но устойчивые ко взлому</text:p>
      <text:h text:style-name="Heading_20_2" text:outline-level="2">трюк <text:span text:style-name="T1">#1 –</text:span> обфускация указателей на данные</text:h>
      <text:p text:style-name="P10">Дизассемблеры и отладчики поддерживают мощные механизмы реконструкции перекрестных ссылок, опутывающих всю программу, образуя своеобразный несущий каркас, на который уже навешивается все остальное. Перекрестные ссылки — это артерии, вены и автомагистрали, связывающие крошечные лоскуты кода воедино.</text:p>
      <text:p text:style-name="P10">Допустим, у нас есть строка "<text:span text:style-name="T1">wrong serial mumber" </text:span>или <text:span text:style-name="T1">"trial expired"</text:span>. Достаточно всего одного щелчка мыши, чтобы найти код, выводящий ее на экран, а следующий щелчок переносит нас в материнскую функцию, осуществляющую проверку серийного номера/срока действия программы. Чтобы воспрепятствовать анализу алгоритма достаточно ослепить механизм реконструкции перекрестных ссылок. Тогда программа распадется на ряд крошечных лоскутов, неизвестно каким образом связанных друг с другом.</text:p>
      <text:p text:style-name="P10">Возьмем, к примеру, вариацию на тему <text:span text:style-name="T1">"hello, world" </text:span>(<text:span text:style-name="T4">см. листинг 1</text:span>):</text:p>
      <text:p text:style-name="P10"/>
      <text:p text:style-name="P1"><text:span text:style-name="T5">char s1[]</text:span><text:span text:style-name="T6"> </text:span><text:span text:style-name="T5">=</text:span><text:span text:style-name="T6"> </text:span><text:span text:style-name="T5">"j.a.n.g.a.n b.e.r.u.m.a.h d.i t.e.p.i p.a.n.t.a.i j.i.k.a";</text:span></text:p>
      <text:p text:style-name="P1"><text:span text:style-name="T5">char s2[]</text:span><text:span text:style-name="T6"> </text:span><text:span text:style-name="T5">=</text:span><text:span text:style-name="T6"> </text:span><text:span text:style-name="T5">"do not bulild a house on near the beach if afraid of being hit by waves";</text:span></text:p>
      <text:p text:style-name="P3"/>
      <text:p text:style-name="P3">main() { MessageBox(0, s1, s2, MB_OK); }</text:p>
      <text:p text:style-name="P13">Листинг<text:span text:style-name="T1"> </text:span><text:sequence text:ref-name="refЛистинг0" text:name="Листинг" text:formula="ooow:Листинг+1" style:num-format="1">1</text:sequence><text:span text:style-name="T1"> </text:span>исходный текст незащищенной программы</text:p>
      <text:p text:style-name="P10">А теперь посмотрим как выглядит ее дизассемблерный листинг, сгенерированный <text:span text:style-name="T1">IDA‑Pro</text:span> (<text:span text:style-name="T4">см. листинг 2</text:span>)<text:span text:style-name="T1">:</text:span></text:p>
      <text:p text:style-name="P11"/>
      <text:p text:style-name="P4">.text:00401000 _main:<text:tab/><text:tab/><text:tab/>; CODE XREF: start+AF↓p</text:p>
      <text:p text:style-name="P4">.text:00401000<text:tab/><text:tab/>push<text:tab/>0</text:p>
      <text:p text:style-name="P4">.text:00401002<text:tab/><text:tab/>push<text:tab/>offset Caption<text:tab/>; "do not build a house on near the"...</text:p>
      <text:p text:style-name="Standard"><text:span text:style-name="T6">.text:00401007<text:tab/><text:tab/>push<text:tab/>offset Text</text:span><text:span text:style-name="T5"><text:tab/></text:span><text:span text:style-name="T6">; "j.a.n.g.a.n <text:s text:c="2"/>b.e.r.u.m.a.h d.i"...</text:span></text:p>
      <text:p text:style-name="P4">.text:0040100C<text:tab/><text:tab/>push<text:tab/>0</text:p>
      <text:p text:style-name="P4">.text:0040100E<text:tab/><text:tab/>call<text:tab/>ds:MessageBoxA</text:p>
      <text:p text:style-name="P4">.text:00401014<text:tab/><text:tab/>retn</text:p>
      <text:p text:style-name="P4">...</text:p>
      <text:p text:style-name="Standard"><text:span text:style-name="T5">.data:00405030 ; char Text[]</text:span><text:span text:style-name="T6"><text:tab/><text:tab/></text:span><text:span text:style-name="T5">; DATA XREF: .text:00401007↑o</text:span></text:p>
      <text:p text:style-name="Standard"><text:span text:style-name="T5">.data:00405030 Text</text:span><text:span text:style-name="T6"><text:tab/></text:span><text:span text:style-name="T5">db 'j.a.n.g.a.n b.e.r.u.m.a.h d.i t.e.p.i p.a.n.t.a.i'</text:span></text:p>
      <text:p text:style-name="P2">.data:00405030</text:p>
      <text:p text:style-name="Standard"><text:span text:style-name="T5">.data:0040508C ; char Caption[]</text:span><text:span text:style-name="T6"><text:tab/></text:span><text:span text:style-name="T5">; DATA XREF: .text:00401002↑o</text:span></text:p>
      <text:p text:style-name="Standard"><text:span text:style-name="T5">.data:0040508C Caption</text:span><text:span text:style-name="T6"><text:tab/></text:span><text:span text:style-name="T5">db 'do not bulild a house on near the beach if afraid of'</text:span></text:p>
      <text:p text:style-name="P13">Листинг <text:sequence text:ref-name="refЛистинг1" text:name="Листинг" text:formula="ooow:Листинг+1" style:num-format="1">2</text:sequence> дизассемблерный листинг незащищенной программы</text:p>
      <text:p text:style-name="P10">Как мы видим, <text:span text:style-name="T1">IDA-Pro </text:span>автоматически реконструировала перекрестные ссылки на строки, упростив анализ программы до предела. Как этому помешать? Во-первых, мы должны предотвратить попадание незашифрованных указателей в код, сгенерированный компилятором. А, во-вторых — расшифровать указатели в манере, не поддерживаемой ни <text:span text:style-name="T1">IDA-Pro, </text:span>ни популярными отладчиками.</text:p>
      <text:p text:style-name="P10">Первая фаза решается тривиально. Оптимизирующие компиляторы поддерживают ряд математических операций (типа сложения и вычитания), вычисляя их еще на стадии трансляции, в результате чего в код попадают зашифрованные указатели, что и демонстрируется в следующем примере (<text:span text:style-name="T4">см. листинг 3</text:span>):</text:p>
      <text:p text:style-name="P11"/>
      <text:p text:style-name="P2">#define _KEY_ 0x666999</text:p>
      <text:p text:style-name="P2"/>
      <text:p text:style-name="P2">main()</text:p>
      <text:p text:style-name="P2">{</text:p>
      <text:p text:style-name="P2"><text:tab/>char* p1 = <text:s/>s1 + _KEY_;</text:p>
      <text:p text:style-name="P2"><text:soft-page-break/><text:tab/>char* p2 = <text:s/>s2 + _KEY_;</text:p>
      <text:p text:style-name="P2"><text:tab/></text:p>
      <text:p text:style-name="P2"><text:tab/>MessageBox(0, p1 - _KEY_, p2 - _KEY_, MB_OK);</text:p>
      <text:p text:style-name="P2">}</text:p>
      <text:p text:style-name="P13">Листинг <text:sequence text:ref-name="refЛистинг2" text:name="Листинг" text:formula="ooow:Листинг+1" style:num-format="1">3</text:sequence> очевидное, но не правильное решение</text:p>
      <text:p text:style-name="P8">Компилируем файл, загружаем его в <text:span text:style-name="T1">IDA-Pro </text:span>и видим (<text:span text:style-name="T4">см. листинг 4</text:span>):</text:p>
      <text:p text:style-name="P8"/>
      <text:p text:style-name="P2">.text:00401000 _main:<text:tab/><text:tab/><text:tab/>; CODE XREF: start+AF↓p</text:p>
      <text:p text:style-name="P2">.text:00401000<text:tab/><text:tab/>push<text:tab/>0</text:p>
      <text:p text:style-name="Standard"><text:span text:style-name="T5">.text:00401002<text:tab/><text:tab/>push<text:tab/>offset Caption<text:tab/>; "do not bulild a house on near the"...</text:span></text:p>
      <text:p text:style-name="P2">.text:00401007<text:tab/><text:tab/>push<text:tab/>offset Text<text:tab/>; "j.a.n.g.a.n b.e.r.u.m.a.h d.i"...</text:p>
      <text:p text:style-name="P2">.text:0040100C<text:tab/><text:tab/>push<text:tab/>0</text:p>
      <text:p text:style-name="P2">.text:0040100E<text:tab/><text:tab/>call<text:tab/>ds:MessageBoxA</text:p>
      <text:p text:style-name="P2">.text:00401014<text:tab/><text:tab/>retn</text:p>
      <text:p text:style-name="P13">Листинг <text:sequence text:ref-name="refЛистинг3" text:name="Листинг" text:formula="ooow:Листинг+1" style:num-format="1">4</text:sequence> оптимизирующие компиляторы стремятся выполнить автоматическую де-обфускацию указателей всегда, когда это только возможно</text:p>
      <text:p text:style-name="P10">Вот так сюрприз!!! А где же наши зашифрованные указатели?! Программа какой была до обфускации такой и осталось!!! Оказывается, оптимизирующий компилятор, вычисливший значение "<text:span text:style-name="T1">s1</text:span> <text:span text:style-name="T1">+</text:span> <text:span text:style-name="T1">_KEY_" </text:span>на стадии трансляции так же вычислил и значение <text:span text:style-name="T1">"s1 – _KEY_"</text:span>, автоматически расшифровав указатель <text:span text:style-name="T1">s1</text:span>. Как запретить компилятору делать это? Причем, не какому-то одному отдельно взятому компилятору, а всем оптимизаторам сразу?</text:p>
      <text:p text:style-name="P10">Очень просто! Достаточно раскрыть <text:span text:style-name="T1">ANSI C</text:span> и прочитать, что трансляторы не оптимизируют статические и глобальные переменные, следовательно, для достижения полученного результата, первый проход шифрования следует осуществлять с константой, а второй — с глобальной/статической переменной.</text:p>
      <text:p text:style-name="P10">Законченный (в смысле окончательный) пример реализации приведен ниже (<text:span text:style-name="T4">см. листинг 5</text:span>):</text:p>
      <text:p text:style-name="P8"/>
      <text:p text:style-name="P4">main()</text:p>
      <text:p text:style-name="P4">{</text:p>
      <text:p text:style-name="P2"><text:tab/>char* p1 = s1 + _KEY_;</text:p>
      <text:p text:style-name="P2"><text:tab/>char* p2 = s2 + _KEY_;</text:p>
      <text:p text:style-name="P6"><text:tab/>static <text:s/>_key_ = _KEY_;</text:p>
      <text:p text:style-name="P4"><text:tab/></text:p>
      <text:p text:style-name="P2"><text:tab/>MessageBox(0, p1 - _key_, p2 - _key_, MB_OK);</text:p>
      <text:p text:style-name="P4">}</text:p>
      <text:p text:style-name="P13">Листинг<text:span text:style-name="T1"> </text:span><text:sequence text:ref-name="refЛистинг4" text:name="Листинг" text:formula="ooow:Листинг+1" style:num-format="1">5</text:sequence><text:span text:style-name="T1"> </text:span>реально работающая обфускация указателей</text:p>
      <text:p text:style-name="P8">Программа усложнилась незначительно, зато результат превзошел все ожидания:</text:p>
      <text:p text:style-name="P11"/>
      <text:p text:style-name="P2">.text:00401000 _main<text:tab/>proc near<text:tab/><text:tab/>; CODE XREF: start+AF↓p</text:p>
      <text:p text:style-name="Standard"><text:span text:style-name="T5">.text:00401000<text:tab/><text:tab/>mov<text:tab/>eax, dword_4050D8<text:tab/></text:span><text:span text:style-name="T6">; _key_</text:span></text:p>
      <text:p text:style-name="Standard"><text:span text:style-name="T5">.text:00401005<text:tab/><text:tab/>mov<text:tab/>ecx, 0A6BA25h</text:span><text:span text:style-name="T6"><text:tab/><text:tab/>; </text:span><text:span text:style-name="T5">указатель на </text:span><text:span text:style-name="T6">s1 (</text:span><text:span text:style-name="T5">зашифрованный)</text:span></text:p>
      <text:p text:style-name="Standard"><text:span text:style-name="T5">.text:0040100A<text:tab/><text:tab/>mov<text:tab/>edx, 0A6B9C9h<text:tab/><text:tab/></text:span><text:span text:style-name="T6">; </text:span><text:span text:style-name="T5">указатель на </text:span><text:span text:style-name="T6">s</text:span><text:span text:style-name="T5">2</text:span><text:span text:style-name="T6"> (</text:span><text:span text:style-name="T5">зашифрованный)</text:span></text:p>
      <text:p text:style-name="P2">.text:0040100F<text:tab/><text:tab/>sub<text:tab/>ecx, eax</text:p>
      <text:p text:style-name="P2">.text:00401011<text:tab/><text:tab/>push<text:tab/>0<text:tab/><text:tab/><text:tab/>; uType</text:p>
      <text:p text:style-name="P2">.text:00401013<text:tab/><text:tab/>sub<text:tab/>edx, eax</text:p>
      <text:p text:style-name="P2">.text:00401015<text:tab/><text:tab/>push<text:tab/>ecx<text:tab/><text:tab/><text:tab/>; lpCaption</text:p>
      <text:p text:style-name="Standard"><text:span text:style-name="T5">.text:00401016<text:tab/><text:tab/>push<text:tab/>edx<text:tab/><text:tab/><text:tab/>; lpText</text:span></text:p>
      <text:p text:style-name="P2">.text:00401017<text:tab/><text:tab/>push<text:tab/>0<text:tab/><text:tab/><text:tab/>; hWnd</text:p>
      <text:p text:style-name="P2">.text:00401019<text:tab/><text:tab/>call<text:tab/>ds:MessageBoxA</text:p>
      <text:p text:style-name="P2">.text:0040101F<text:tab/><text:tab/>retn</text:p>
      <text:p text:style-name="P2">.text:0040101F _main<text:tab/>endp</text:p>
      <text:p text:style-name="P7">…</text:p>
      <text:p text:style-name="Standard"><text:span text:style-name="T5">.data:00405030<text:tab/><text:tab/>db <text:s/>6Ah ; j<text:tab/><text:tab/><text:tab/></text:span><text:span text:style-name="T6">; </text:span><text:span text:style-name="T5">начало строки </text:span><text:span text:style-name="T6">s1</text:span></text:p>
      <text:p text:style-name="P2">.data:00405031<text:tab/><text:tab/>db <text:s/>2Eh ; .</text:p>
      <text:p text:style-name="P2">.data:00405032<text:tab/><text:tab/>db <text:s/>61h ; a</text:p>
      <text:p text:style-name="Standard"><text:span text:style-name="T5">.data:00405033<text:tab/><text:tab/>db <text:s/>2Eh ; .</text:span></text:p>
      <text:p text:style-name="P2">.data:00405034<text:tab/><text:tab/>db <text:s/>6Eh ; n</text:p>
      <text:p text:style-name="P2">.data:00405035<text:tab/><text:tab/>db <text:s/>2Eh ; .</text:p>
      <text:p text:style-name="P2">.data:00405036<text:tab/><text:tab/>db <text:s/>67h ; g</text:p>
      <text:p text:style-name="P2">...</text:p>
      <text:p text:style-name="Standard"><text:span text:style-name="T5">.data:0040508C<text:tab/><text:tab/>db <text:s/>64h ; d</text:span><text:span text:style-name="T6"><text:tab/><text:tab/><text:tab/>; </text:span><text:span text:style-name="T5">начало строки </text:span><text:span text:style-name="T6">s2</text:span></text:p>
      <text:p text:style-name="P2">.data:0040508D<text:tab/><text:tab/>db <text:s/>6Fh ; o</text:p>
      <text:p text:style-name="P2">.data:0040508E<text:tab/><text:tab/>db <text:s/>20h</text:p>
      <text:p text:style-name="P2">.data:0040508F<text:tab/><text:tab/>db <text:s/>6Eh ; n</text:p>
      <text:p text:style-name="Standard"><text:span text:style-name="T5">.data:00405090<text:tab/><text:tab/>db <text:s/>6Fh ; o</text:span></text:p>
      <text:p text:style-name="P2">.data:00405091<text:tab/><text:tab/>db <text:s/>74h ; t</text:p>
      <text:p text:style-name="P13"><text:soft-page-break/>Листинг <text:sequence text:ref-name="refЛистинг5" text:name="Листинг" text:formula="ooow:Листинг+1" style:num-format="1">6</text:sequence> дизассемблерный код программы, шифрующей указатели на данные</text:p>
      <text:p text:style-name="P10"><text:span text:style-name="T1">IDA-Pro </text:span>не только не реконструировала перекрестные ссылки, но и распознала указатели на <text:span text:style-name="T1">s1 </text:span>и <text:span text:style-name="T1">s2</text:span>, оставив их в зашифрованном виде и хотя расшифровать значение указатель вполне возможно (достаточно проанализировать дизассемблерный код), на это уходит время и кроме того, все средства для постройки графов тушатся на корню. И все это достигается без применения ассемблерных вставок и прочих нестандартных извращений.</text:p>
      <text:h text:style-name="Heading_20_2" text:outline-level="2">трюк <text:span text:style-name="T1">#2 – </text:span>обфускация указателей на функции</text:h>
      <text:p text:style-name="P10">Зашифровать указатели на функции намного сложнее, поскольку, оптимизаторы не поддерживают математических преобразований над ними, а не поддерживают они их потому, что их не поддерживает стандарт, позволяющий законными средствами получить указатель на функцию, но сужающий меню доступных действий только до присвоения нуля, что, естественно, не входит в наши планы.</text:p>
      <text:p text:style-name="P10">Запрет на математические преобразования легко обходится кастингом. В частности, 32-битные операционные системы (<text:span text:style-name="T1">Windows 9x/NT, Linux, FreeBSD) </text:span>используют плоскую модель адресного пространства и 32-битные указатели на код, с которыми можно оперировать так же, как и с целочисленным типом <text:span text:style-name="T1">DWORD (unsigned int).</text:span> В других случаях разрядность указателя может отличаться от обозначенной, более того, он вообще может представлять собой сложную структуру состоящую из селектора и смещения, а потому кастинг это уже хак! Но этот хак работает!!! Главное — вынести физический тип указателя на код в отдельный <text:span text:style-name="T1">define</text:span>, зависящий от платформы.</text:p>
      <text:p text:style-name="P10">Кастинг снимает защиту на математические операции с указателями на функции, но все преобразования выполняются на стадии выполнения программы, а вовсе не на стадии компиляции, в результате чего, указатели "благополучно" переживают оптимизацию, попадая в машинный код целевого файла, где их распознает <text:span text:style-name="T1">IDA-Pro </text:span>вместе с отладчиками.</text:p>
      <text:p text:style-name="P10">Проблема кажется неразрешимой, но… кто нам мешает доработать откомпилированный код уже после трансляции, зашифровав указатели непосредственно в двоичном файле, выполняя расшифровку уже в самой программе?! Вся проблема в том — как найти указатели в откомпилированном коде? Самое простое — загнать указатели в структуру, предваренную специальным маркером — текстовой строкой или константой с уникальным содержимым, после чего нам остается только найти этот маркер в программе и зашифровать следующие за ним указатели, что можно сделать как вручную в <text:span text:style-name="T1">HIEW'</text:span>е, там и автоматически с помощью несложной программы.</text:p>
      <text:p text:style-name="P8">Но довольно слов, побольше дела, в смысле кода наглядных примеров (<text:span text:style-name="T4">см. листинг 7</text:span>):</text:p>
      <text:p text:style-name="P8"/>
      <text:p text:style-name="P2">#define p DWORD</text:p>
      <text:p text:style-name="P2">#define _KEY_ 0x66666666</text:p>
      <text:p text:style-name="P2"/>
      <text:p text:style-name="P2">baz(char* s1, char* s2){ MessageBox(0, s1, s2, MB_OK); }</text:p>
      <text:p text:style-name="P2"/>
      <text:p text:style-name="P2">struct FF</text:p>
      <text:p text:style-name="P2">{</text:p>
      <text:p text:style-name="P2"><text:tab/>p am;<text:tab/>// &lt;&lt;-- marker</text:p>
      <text:p text:style-name="P2"><text:tab/>p f1;<text:tab/>// &lt;&lt;-- list of func. pointers</text:p>
      <text:p text:style-name="P2">}<text:tab/>ff = { 0xEFBEADDE, (p) &amp;baz};</text:p>
      <text:p text:style-name="P2"/>
      <text:p text:style-name="Standard"><text:span text:style-name="T5">main()</text:span></text:p>
      <text:p text:style-name="P2">{</text:p>
      <text:p text:style-name="P2"/>
      <text:p text:style-name="P2"><text:tab/>char* p1 = s1 + _KEY_;</text:p>
      <text:p text:style-name="P2"><text:tab/>char* p2 = s2 + _KEY_;</text:p>
      <text:p text:style-name="P2"><text:tab/>static <text:s/>_key_ = _KEY_;</text:p>
      <text:p text:style-name="P2"><text:tab/></text:p>
      <text:p text:style-name="P6"><text:tab/>int (*foo)(char*, char*);</text:p>
      <text:p text:style-name="P6"><text:tab/>foo = (int (*)(char*, char*)) (ff.f1 ^ pk);</text:p>
      <text:p text:style-name="P6"><text:tab/></text:p>
      <text:p text:style-name="P6"><text:tab/>foo((char*) p1 - pk, (char*) p2 + pk);</text:p>
      <text:p text:style-name="P2">}</text:p>
      <text:p text:style-name="P13">Листинг <text:sequence text:ref-name="refЛистинг6" text:name="Листинг" text:formula="ooow:Листинг+1" style:num-format="1">7</text:sequence> обфускация указателей на функции</text:p>
      <text:p text:style-name="P10">После компиляции программы мы должны найти в исполняемом файле "магическую" последовательность <text:span text:style-name="T1">0xDEADBEEF</text:span>, наложив на следующее за ней двойное слово ключ шифрования <text:span text:style-name="T1">0x66666666 </text:span>по <text:span text:style-name="T1">XOR. </text:span>Убедившись, что все выполнено правильно и программа работает, а не падает, загружаем ее в дизассемблер (<text:span text:style-name="T4">см. листинг 8</text:span>):</text:p>
      <text:p text:style-name="P10"><text:soft-page-break/></text:p>
      <text:p text:style-name="P3">.text:00401020 _main<text:tab/>proc near<text:tab/><text:tab/><text:tab/>; CODE XREF: start+AF↓p</text:p>
      <text:p text:style-name="P1"><text:span text:style-name="T5">.text:00401020<text:tab/><text:tab/>mov<text:tab/>eax, dword_405050<text:tab/></text:span><text:span text:style-name="T6">; _key_</text:span></text:p>
      <text:p text:style-name="P1"><text:span text:style-name="T5">.text:00401025<text:tab/><text:tab/>mov<text:tab/>edx, 66A6B696h</text:span><text:span text:style-name="T6"><text:tab/><text:tab/>; </text:span><text:span text:style-name="T5">указатель на </text:span><text:span text:style-name="T6">s1 (</text:span><text:span text:style-name="T5">зашифрованный)</text:span></text:p>
      <text:p text:style-name="P1"><text:span text:style-name="T5">.text:0040102A<text:tab/><text:tab/>sub<text:tab/>edx, eax</text:span></text:p>
      <text:p text:style-name="P1"><text:span text:style-name="T5">.text:0040102C<text:tab/><text:tab/>lea<text:tab/>ecx, [eax-6626162Eh]</text:span><text:span text:style-name="T6"><text:tab/>; </text:span><text:span text:style-name="T5">указатель на </text:span><text:span text:style-name="T6">s2 (</text:span><text:span text:style-name="T5">зашифрованный)</text:span></text:p>
      <text:p text:style-name="P3">.text:00401032<text:tab/><text:tab/>push<text:tab/>ecx</text:p>
      <text:p text:style-name="P1"><text:span text:style-name="T8">.text:00401033<text:tab/><text:tab/>mov<text:tab/>ecx, dword_40504C</text:span><text:span text:style-name="T7"><text:tab/>; ff</text:span></text:p>
      <text:p text:style-name="P3">.text:00401039<text:tab/><text:tab/>push<text:tab/>edx</text:p>
      <text:p text:style-name="P3">.text:0040103A<text:tab/><text:tab/>xor<text:tab/>eax, ecx</text:p>
      <text:p text:style-name="P1"><text:span text:style-name="T8">.text:0040103C<text:tab/><text:tab/>call<text:tab/>eax</text:span><text:span text:style-name="T7"><text:tab/><text:tab/><text:tab/>; foo</text:span></text:p>
      <text:p text:style-name="P1"><text:span text:style-name="T5">.text:0040103E<text:tab/><text:tab/>add<text:tab/>esp, 8</text:span></text:p>
      <text:p text:style-name="P3">.text:00401041<text:tab/><text:tab/>retn</text:p>
      <text:p text:style-name="P5">...</text:p>
      <text:p text:style-name="P1"><text:span text:style-name="T6">.data:0040504C dword_40504C<text:tab/>dd<text:tab/>66267666h<text:tab/>; </text:span><text:span text:style-name="T5">зашифрованный указатель на </text:span><text:span text:style-name="T6">foo</text:span></text:p>
      <text:p text:style-name="P13">Листинг<text:span text:style-name="T1"> </text:span><text:sequence text:ref-name="refЛистинг7" text:name="Листинг" text:formula="ooow:Листинг+1" style:num-format="1">8</text:sequence><text:span text:style-name="T1"> </text:span>убийственный результат обфускации указателей на код и данные — полный хаос!</text:p>
      <text:p text:style-name="P10">Теперь сам черт не разберет что это за код и какого он делает! Да, конечно, при прогоне программы под отладчиком (или плагином эмулятором для <text:span text:style-name="T1">IDA-Pro) </text:span>хакер узнает значение регистра <text:span text:style-name="T1">EAX, </text:span>определив какая функция тут вызывается. Но… наглядность дизассемблерного листинга необратимо утеряна. Механизмы реконструкции потока управления тихо курят в сторонке, высаживая хакера на измену и увеличивая время анализа программы на порядок-друго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8-10-05T15:40:00</dc:date>
    <meta:editing-cycles>89</meta:editing-cycles>
    <meta:editing-duration>PT2H19M</meta:editing-duration>
    <meta:document-statistic meta:table-count="0" meta:image-count="0" meta:object-count="0" meta:page-count="4" meta:paragraph-count="132" meta:word-count="1366" meta:character-count="9769" meta:non-whitespace-character-count="8409"/>
    <meta:generator>LibreOffice/5.1.4.2$Windows_x86 LibreOffice_project/f99d75f39f1c57ebdd7ffc5f42867c12031db97a</meta:generator>
  </office:meta>
</office:document-meta>
</file>